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2B0000191EFBF3EB3B.svm"/>
  <manifest:file-entry manifest:media-type="" manifest:full-path="Pictures/2000000700001B30000006EEF51F6C4E.svm"/>
  <manifest:file-entry manifest:media-type="" manifest:full-path="Pictures/20000007000072BA00003A1776DB8FC2.svm"/>
  <manifest:file-entry manifest:media-type="" manifest:full-path="Pictures/200000070000521100002EB83EDF23DD.svm"/>
  <manifest:file-entry manifest:media-type="" manifest:full-path="Pictures/2000000700003A3100001D0CBA9999A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style:font-name="Courier New" fo:font-size="11pt" style:font-size-asian="11pt" style:font-size-complex="11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QUASHFS FILESYSTEM</text:p>
      <text:p text:style-name="P1">Boot2root writeups</text:p>
      <text:p text:style-name="P1"/>
      <text:p text:style-name="P2">On dispose du fichier <text:span text:style-name="T1">iso</text:span> utilisé pour boot la machine (<text:span text:style-name="T2">BornToSecHackMe-v1.1.iso</text:span>). Cela signifie que ce fichier contient le <text:span text:style-name="T1">filesystem</text:span> de notre cible, qu'on peut alors examiner (sans le modifier puisqu'il est indiqué dans le sujet qu'il est interdit de modifier l'image <text:span text:style-name="T1">iso</text:span>).</text:p>
      <text:p text:style-name="P2"/>
      <text:p text:style-name="P2">Pour cela, on va commencer par <text:span text:style-name="T1">mount</text:span> l'image <text:span text:style-name="T1">iso</text:span> pour avoir accès aux fichiers qui la compose :</text:p>
      <text:p text:style-name="P2"/>
      <text:p text:style-name="P4">mkdir /mnt/iso</text:p>
      <text:p text:style-name="P4">mount -o loop ~/Downloads/BornToSecHackMe-v1.1.iso /mnt/iso</text:p>
      <text:p text:style-name="P2"/>
      <text:p text:style-name="P2">On se rend dans le dossier de mount <text:span text:style-name="T1">/mnt/iso</text:span>. Différents fichiers nécessaires à la construction du système cible sont présents.</text:p>
      <text:p text:style-name="P2"/>
      <text:p text:style-name="P2"><draw:frame draw:style-name="fr1" draw:name="images1" text:anchor-type="paragraph" svg:width="14.898cm" svg:height="7.437cm" draw:z-index="0"><draw:image xlink:href="Pictures/2000000700003A3100001D0CBA9999A5.svm" xlink:type="simple" xlink:show="embed" xlink:actuate="onLoad"/></draw:frame></text:p>
      <text:p text:style-name="P2"/>
      <text:p text:style-name="P2">Le <text:span text:style-name="T1">filesystem</text:span> (ce qui nous intéresse) est disponible dans ce dossier sous la forme d'un <text:span text:style-name="T1">fichier squashfs</text:span> :</text:p>
      <text:p text:style-name="P2"><text:a xlink:type="simple" xlink:href="https://en.wikipedia.org/wiki/SquashFS" text:style-name="Internet_20_link" text:visited-style-name="Visited_20_Internet_20_Link">https://en.wikipedia.org/wiki/SquashFS</text:a> </text:p>
      <text:p text:style-name="P2"/>
      <text:p text:style-name="P2">Un fichier squashfs contient une version hautement compressée d'un <text:span text:style-name="T1">filesystem Linux</text:span>, en <text:span text:style-name="T1">read-only</text:span>. C'est à partir de ce fichier que le véritable système est ensuite construit à partir de l'ISO. On peut trouver ce fichier squashfs au path <text:span text:style-name="T1">casper/filesystem.squashfs</text:span> dans le dossier où on a mount notre iso :</text:p>
      <text:p text:style-name="P2"><draw:frame draw:style-name="fr2" draw:name="images2" text:anchor-type="paragraph" svg:x="0cm" svg:y="0.328cm" svg:width="16.999cm" svg:height="5.011cm" draw:z-index="1"><draw:image xlink:href="Pictures/200000070000552B0000191EFBF3EB3B.svm" xlink:type="simple" xlink:show="embed" xlink:actuate="onLoad"/></draw:frame></text:p>
      <text:p text:style-name="P2"><text:soft-page-break/></text:p>
      <text:p text:style-name="P2">On va mount ce filesystem <text:span text:style-name="T1">squashfs</text:span> dans le dossier <text:span text:style-name="T1">/mnt/rofs</text:span> :</text:p>
      <text:p text:style-name="P2"/>
      <text:p text:style-name="P4">mkdir /mnt/rofs</text:p>
      <text:p text:style-name="P4">mount -t squashfs iso/casper/filesystem.squashfs rofs</text:p>
      <text:p text:style-name="P2"/>
      <text:p text:style-name="P2">Et on dispose désormais d'un accès au <text:span text:style-name="T1">filesystem</text:span> de notre système cible (<text:span text:style-name="T3">en read-only</text:span><text:span text:style-name="T4">) :</text:span></text:p>
      <text:p text:style-name="P2"><text:span text:style-name="T4"/></text:p>
      <text:p text:style-name="P2"><draw:frame draw:style-name="fr3" draw:name="images3" text:anchor-type="paragraph" svg:width="17.757cm" svg:height="10.107cm" draw:z-index="2"><draw:image xlink:href="Pictures/200000070000521100002EB83EDF23DD.svm" xlink:type="simple" xlink:show="embed" xlink:actuate="onLoad"/></draw:frame><text:span text:style-name="T4"/></text:p>
      <text:p text:style-name="P2">L'idée à partir de là est d'examiner les fichiers afin de pouvoir trouver des credentials, des hash, des clés ssh etc... On récupère d'abord les hash de mot de passe utilisateurs dans le fichier <text:span text:style-name="T1">/etc/shadow</text:span>.</text:p>
      <text:p text:style-name="P2"/>
      <text:p text:style-name="P2"><draw:frame draw:style-name="fr4" draw:name="images4" text:anchor-type="paragraph" svg:width="16.999cm" svg:height="8.606cm" draw:z-index="3"><draw:image xlink:href="Pictures/20000007000072BA00003A1776DB8FC2.svm" xlink:type="simple" xlink:show="embed" xlink:actuate="onLoad"/></draw:frame></text:p>
      <text:p text:style-name="P2">On a pas mal de hash, malheureusement on ne parvient pas à les bruteforce facilement avec une <text:soft-page-break/>wordlist de type rockyou.txt, et je suppose que l'idée n'est pas de mettre plusieurs jours à bruteforce du sha512.</text:p>
      <text:p text:style-name="P2"/>
      <text:p text:style-name="P2">On ne voit pas non plus de clés privées SSH (tout est en password). Cependant, le <text:span text:style-name="T1">.bash_history</text:span> de l'utilisateur <text:span text:style-name="T1">root</text:span> nous révèle des credentials pour l'utilisateur <text:span text:style-name="T1">zaz</text:span> :</text:p>
      <text:p text:style-name="P2"><draw:frame draw:style-name="fr2" draw:name="images5" text:anchor-type="paragraph" svg:x="0.071cm" svg:y="0.328cm" svg:width="6.96cm" svg:height="1.774cm" draw:z-index="4"><draw:image xlink:href="Pictures/2000000700001B30000006EEF51F6C4E.svm" xlink:type="simple" xlink:show="embed" xlink:actuate="onLoad"/></draw:frame></text:p>
      <text:p text:style-name="P2">Ce qui nous permet de directement nous connecter en tant que l'utilisateur <text:span text:style-name="T1">zaz</text:span>. Il ne nous reste plus ensuite qu'à résoudre <text:span text:style-name="T1">exploit_me</text:span> comme dans le writeup1, pour <text:span text:style-name="T1">obtenir roo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5M9S</meta:editing-duration>
    <meta:editing-cycles>3</meta:editing-cycles>
    <meta:generator>OpenOffice/4.1.5$Win32 OpenOffice.org_project/415m1$Build-9789</meta:generator>
    <dc:date>2022-01-07T13:18:58.67</dc:date>
    <meta:document-statistic meta:table-count="0" meta:image-count="5" meta:object-count="0" meta:page-count="3" meta:paragraph-count="18" meta:word-count="320" meta:character-count="2038"/>
    <meta:user-defined meta:name="Info 1"/>
    <meta:user-defined meta:name="Info 2"/>
    <meta:user-defined meta:name="Info 3"/>
    <meta:user-defined meta:name="Info 4"/>
  </office:meta>
</office:document-meta>
</file>